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style>
    <style:style style:name="T2" style:family="text">
      <style:text-properties fo:color="#0000ff" fo:font-weight="bold"/>
    </style:style>
    <style:style style:name="T3" style:family="text">
      <style:text-properties fo:language="vi" fo:country="V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hằm liên kết các bạn yêu <text:span text:style-name="T3">thích</text:span> <text:span text:style-name="T3">công</text:span> nghệ thông tin - các bạn đang học tập, làm việc, nghiên cứu đang mong muốn nâng cao kiến thức, đang muốn trải nghiệm kỹ năng làm phần mềm; chia sẻ kiến thức, kinh nghiệm của mình Open-Ones Group được lập ra với mong muốn chúng ta cùng liên kết các ý tưởng, kỹ năng của mỗi cá nhân để tạo ra sức mạnh của tập thể, sức mạnh của cộng đồng. Cùng nhau học hỏi, cùng nhau phát triển.<text:line-break/><text:line-break/><text:span text:style-name="T1">Đối tượng tham gia Open-One Group:</text:span><text:line-break/><text:span text:style-name="T2">1) Sinh viên CNTT</text:span> cần một kỳ thực tập thực tế:<text:line-break/>Các bạn SV CNTT năm cuối từ các trường ĐH, CĐ, Trung Tâm tin học như Aptech, NIIT,v.v...(gọi tắc là các Đơn vị đào tạo - ĐVĐT) có thể tham gia vào các dự án với vai trò Programmer, Designer, Tester, v.v... (1 hoặc nhiều vai trò).</text:p>
      <text:p text:style-name="Standard"><text:line-break/><text:span text:style-name="T2">2) Các bạn đang đi làm</text:span> mong muốn nâng cao kỹ năng làm việc và muốn tự nguyện đóng góp, chia sẻ kinh nghiệm cho các bạn trẻ, cho cộng đồng có thể tham gia vào Open-Ones Group với vai trò như Designer, Senior Developer hoặc các vị trí cao hơn như Team Leader, Project Manager v.v...</text:p>
      <text:p text:style-name="Standard"><text:line-break/><text:span text:style-name="T2">3) Các cá nhân</text:span> có ý tưởng về sản phẩm phần mềm nhưng chưa có thời gian, nhân lực để triển khai có thể tham gia vào nhóm để cùng phát triển.</text:p>
      <text:p text:style-name="Standard"><text:line-break/><text:span text:style-name="T2">4) Các ĐVĐT</text:span> có thể tham gia Open-Ones Group với vai trò khách hàng đặc biệt, các SV của đơn vị được tham gia thực tập với phí tượng trưng gần như bằng không. Chương trình được thiết kế đặc biệt theo qui trình phát triền phần mềm tiêu chuẩn, SV tốt nghiệp khóa thực tập đủ tự tin và kỹ năng làm việc có thể đáp ứng công việc sau này.<text:line-break/>Đơn vị có thề chọn hình thức thực tập tại chỗ, có nghĩa là đơn vị lo chỗ làm việc, cơ sở vật chất cần thiết cho thực tập. Open-Ones Group sẽ hỗ trợ chương trình, người hướng dẫn.<text:line-break/>Đơn vị đào tạo có thể hỗ trợ giảng viên để tham gia đào tạo cho các nhóm thực tập; hỗ trợ cơ sở vật chất tối thiểu (phòng học, máy chiếu) cho nhóm khi làm việc offline.</text:p>
      <text:p text:style-name="Standard"><text:line-break/><text:span text:style-name="T2">5) Các công ty phần mềm </text:span>có thể tham gia vào Open-Ones Group với vai trò khách hàng, được lựa chọn nguổn nhân lực phù hợp cho mình.</text:p>
      <text:p text:style-name="Standard"><text:line-break/><text:span text:style-name="T2">6) Các tổ chức khác</text:span> có thể tham gia vào Open-Ones Group để sử dụng các sản phẩm phần mềm của Open-Ones hoặc của cộng đồng nguồn mở với sự tư vấn miễn phí từ Open-Ones.<text:line-break/><text:line-break/>Dưới đây là thông tin ban đầu để mọi người có thể chia sẻ ý tưởng, thảo luận, làm việc với nhau:<text:line-break/>1) Nhóm thảo luận dùng địa chỉ: <text:a xlink:type="simple" xlink:href="http://groups.google.com/group/open-ones">http://groups.google.com/group/open-ones</text:a><text:line-break/>2) Trang chủ (dự kiến) của dự án: <text:a xlink:type="simple" xlink:href="http://open-ones.appspot.com/">http://open-ones.appspot.com</text:a> </text:p>
      <text:p text:style-name="Standard"/>
      <text:h text:style-name="Heading_20_3" text:outline-level="3">Nguyên tắc làm việc của Open Ones Group </text:h>
      <text:p text:style-name="Standard"/>
      <text:p text:style-name="Standard"><text:span text:style-name="T1">A) Nguyên tắc làm việc chung:</text:span><text:line-break/>1) Lấy sức mạnh của số đông làm chủ đạo.<text:line-break/>2) Chia sẻ, giúp đỡ, cầu thị, không đơn độc.<text:line-break/>3) Không có ý tưởng nào là không có ý nghĩa, vấn đề là tìm ra nơi, thời điểm, điều kiện thích hợp để áp dụng nó. Vì thế sẽ không có ý tưởng xấu, chỉ có thể là chưa phù hợp hoặc rất phù hợp.<text:line-break/><text:line-break/><text:span text:style-name="T1">B) Môi trường/Công cụ làm việc:</text:span><text:line-break/>1) Khai thác tối đa môi trường Internet<text:line-break/>2) Ưu tiên sử dụng phần mềm không vi phạm bản quyề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2in" fo:margin-left="0.5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ạch Lê</meta:initial-creator>
    <meta:creation-date>2011-04-17T00:34:53.48</meta:creation-date>
    <dc:date>2011-04-17T00:55:32.57</dc:date>
    <dc:creator>Thạch Lê</dc:creator>
    <meta:editing-duration>PT20M39S</meta:editing-duration>
    <meta:editing-cycles>3</meta:editing-cycles>
    <meta:generator>OpenOffice.org/3.3$Win32 OpenOffice.org_project/330m20$Build-9567</meta:generator>
    <meta:document-statistic meta:table-count="0" meta:image-count="0" meta:object-count="0" meta:page-count="1" meta:paragraph-count="8" meta:word-count="599" meta:character-count="2834"/>
  </office:meta>
</office:document-meta>
</file>